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198b" officeooo:paragraph-rsid="000419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This is a test of web page functionality. Resume will be added so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1-05-26T15:25:39.284000000</dc:date>
    <meta:editing-duration>PT1M15S</meta:editing-duration>
    <meta:editing-cycles>3</meta:editing-cycles>
    <meta:document-statistic meta:table-count="0" meta:image-count="0" meta:object-count="0" meta:page-count="1" meta:paragraph-count="1" meta:word-count="13" meta:character-count="69" meta:non-whitespace-character-count="56"/>
  </office:meta>
</office:document-meta>
</file>